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95cm" fo:min-width="6.3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svg:stroke-width="0.028cm" draw:marker-start="Arrow" draw:marker-start-width="0.242cm" draw:marker-end="" draw:marker-end-width="0.342cm" draw:fill="solid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draw:marker-start="Arrow" draw:marker-end="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95cm" fo:min-width="6.3cm"/>
    </style:style>
    <style:style style:name="gr6" style:family="graphic" style:parent-style-name="standard">
      <style:graphic-properties draw:stroke="dash" draw:stroke-dash="Fine_20_Dashed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Akka password cracking</text:p>
          </draw:text-box>
        </draw:frame>
        <draw:custom-shape draw:style-name="gr1" draw:text-style-name="P1" draw:layer="layout" svg:width="6.8cm" svg:height="5.2cm" svg:x="1.4cm" svg:y="4.1cm">
          <text:p text:style-name="P1"><text:span text:style-name="T1">Master</text:span></text:p>
          <text:p text:style-name="P1"><text:span text:style-name="T2">Buffers lines </text:span><text:span text:style-name="T2"><text:line-break/></text:span><text:span text:style-name="T2">and hands them </text:span><text:span text:style-name="T2"><text:line-break/></text:span><text:span text:style-name="T2">out one by one,</text:span><text:span text:style-name="T2"><text:line-break/></text:span><text:span text:style-name="T2">kills only after all lines</text:span><text:span text:style-name="T2"><text:line-break/></text:span><text:span text:style-name="T2">are processe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cm" svg:height="5.2cm" svg:x="19.4cm" svg:y="4.1cm">
          <text:p text:style-name="P1"><text:span text:style-name="T1">Worker</text:span></text:p>
          <text:p text:style-name="P1"><text:span text:style-name="T2">Requests work from</text:span></text:p>
          <text:p text:style-name="P1"><text:span text:style-name="T2">Master, cracks all hints</text:span></text:p>
          <text:p text:style-name="P1"><text:span text:style-name="T2">for a given line,</text:span><text:span text:style-name="T2"><text:line-break/></text:span><text:span text:style-name="T2">abort early if possibl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199cm" svg:y1="4.6cm" svg:x2="19.401cm" svg:y2="4.601cm">
          <text:p text:style-name="P1">StartMessage</text:p>
        </draw:line>
        <draw:line draw:style-name="gr3" draw:text-style-name="P2" draw:layer="layout" svg:x1="8.199cm" svg:y1="5.6cm" svg:x2="19.401cm" svg:y2="5.601cm">
          <text:p text:style-name="P1">RequestLineMessage</text:p>
        </draw:line>
        <draw:line draw:style-name="gr4" draw:text-style-name="P2" draw:layer="layout" svg:x1="8.199cm" svg:y1="8.4cm" svg:x2="19.401cm" svg:y2="8.401cm">
          <text:p text:style-name="P1">FoundPasswordMessage</text:p>
        </draw:line>
        <draw:line draw:style-name="gr2" draw:text-style-name="P2" draw:layer="layout" svg:x1="8.2cm" svg:y1="6.8cm" svg:x2="19.402cm" svg:y2="6.801cm">
          <text:p text:style-name="P1">ProcessLineMessage</text:p>
        </draw:line>
        <draw:custom-shape draw:style-name="gr5" draw:text-style-name="P1" draw:layer="layout" svg:width="6.8cm" svg:height="2.2cm" svg:x="1.4cm" svg:y="11.8cm">
          <text:p text:style-name="P1"><text:span text:style-name="T1">Reader</text:span></text:p>
          <text:p text:style-name="P1"><text:span text:style-name="T2">(unchanged)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8cm" svg:y1="9.3cm" svg:x2="4.8cm" svg:y2="11.8cm">
          <text:p text:style-name="P1"/>
        </draw:line>
        <draw:frame draw:style-name="gr7" draw:text-style-name="P3" draw:layer="layout" svg:width="4.8cm" svg:height="1.673cm" svg:x="5.2cm" svg:y="9.727cm">
          <draw:text-box>
            <text:p>ReadMessage<text:line-break/>Batchmessage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25T01:21:29.262000000</meta:creation-date>
    <dc:date>2020-01-02T23:41:29.167000000</dc:date>
    <meta:editing-duration>PT16M59S</meta:editing-duration>
    <meta:editing-cycles>3</meta:editing-cycles>
    <meta:generator>LibreOffice/6.3.3.2$Windows_X86_64 LibreOffice_project/a64200df03143b798afd1ec74a12ab50359878ed</meta:generator>
    <meta:document-statistic meta:object-count="33"/>
  </office:meta>
</office:document-meta>
</file>